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2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ISAMISA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TERAN YALTA, YAKI ELIZABETH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IX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3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TERAN YALTA, YAKI ELIZABETH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3</text:p>
          </table:table-cell>
        </table:table-row>
        <table:table-row>
          <table:table-cell table:style-name="Tabla1.A2" office:value-type="float" office:value="0">
            <text:p text:style-name="P7">PAVO NEGRO</text:p>
          </table:table-cell>
          <table:table-cell table:style-name="Tabla1.B2" office:value-type="string">
            <text:p text:style-name="P9">Cant.Cajas: <text:span text:style-name="T11">3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751094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276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15:00 P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6:30 P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02T21:02:49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